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2.1cm"/>
    </style:style>
    <style:style style:name="gr3" style:family="graphic" style:parent-style-name="standard">
      <style:graphic-properties draw:stroke="none" draw:fill="none" fo:min-height="0.286cm"/>
    </style:style>
    <style:style style:name="gr4" style:family="graphic" style:parent-style-name="standard">
      <style:graphic-properties draw:stroke="dash" draw:stroke-dash="Dash_20_0.2-0.2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75cm" fo:min-width="0cm"/>
    </style:style>
    <style:style style:name="gr6" style:family="graphic" style:parent-style-name="standard">
      <style:graphic-properties draw:stroke="dash" draw:stroke-dash="Ultrafine_20_Dashed" svg:stroke-width="0.1cm" draw:marker-start-width="0.45cm" draw:marker-end="Arrow" draw:marker-end-width="0.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8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left" draw:textarea-vertical-align="top" draw:auto-grow-height="false" draw:shadow="visible" draw:shadow-offset-x="0.1cm" draw:shadow-offset-y="0.1cm" draw:shadow-color="#c0c0c0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justify" draw:textarea-vertical-align="top" draw:auto-grow-height="false" draw:shadow="visible" draw:shadow-offset-x="0.1cm" draw:shadow-offset-y="0.1cm" draw:shadow-color="#c0c0c0"/>
    </style:style>
    <style:style style:name="gr11" style:family="graphic" style:parent-style-name="standard">
      <style:graphic-properties draw:stroke="dash" draw:stroke-dash="Ultrafine_20_Dashed"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12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justify" draw:textarea-vertical-align="middle" draw:auto-grow-height="false" draw:shadow="hidden" draw:shadow-offset-x="0.1cm" draw:shadow-offset-y="0.1cm" draw:shadow-color="#c0c0c0"/>
    </style:style>
    <style:style style:name="gr13" style:family="graphic" style:parent-style-name="standard">
      <style:graphic-properties draw:stroke="dash" draw:stroke-dash="Ultrafine_20_Dashed"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hidden" draw:shadow-offset-x="0.1cm" draw:shadow-offset-y="0.1cm" draw:shadow-color="#c0c0c0"/>
    </style:style>
    <style:style style:name="gr14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hidden" draw:shadow-offset-x="0.1cm" draw:shadow-offset-y="0.1cm" draw:shadow-color="#c0c0c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0.5cm" fo:padding-top="0cm" fo:padding-bottom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7pt" style:font-size-asian="7pt" style:font-size-complex="7pt"/>
    </style:style>
    <style:style style:name="T3" style:family="text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T4" style:family="text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family="'Trebuchet MS'" style:font-family-generic="swiss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Trebuchet MS'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family="'Trebuchet MS'" style:font-family-generic="swiss" style:font-pitch="variable" fo:font-size="4pt" fo:font-weight="bold" style:font-size-asian="4pt" style:font-weight-asian="bold" style:font-size-complex="4pt" style:font-weight-complex="bold"/>
    </style:style>
    <style:style style:name="T8" style:family="text">
      <style:text-properties fo:font-family="'Trebuchet MS'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id="id2" draw:layer="layout" svg:width="3cm" svg:height="1cm" svg:x="5.5cm" svg:y="13.4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elektron_base_node</text:span></text:p>
          <draw:enhanced-geometry svg:viewBox="0 0 21600 21600" draw:type="rectangle" draw:enhanced-path="M 0 0 L 21600 0 21600 21600 0 21600 0 0 Z N"/>
        </draw:custom-shape>
        <draw:frame draw:style-name="gr2" draw:text-style-name="P3" draw:id="id1" draw:layer="layout" svg:width="4cm" svg:height="1cm" svg:x="5cm" svg:y="15.2cm">
          <draw:text-box>
            <text:p text:style-name="P1"><text:span text:style-name="T2">Informacje z enkoderów </text:span></text:p>
            <text:p text:style-name="P1"><text:span text:style-name="T2">na kołach</text:span></text:p>
          </draw:text-box>
        </draw:frame>
        <draw:frame draw:style-name="gr3" draw:text-style-name="P4" draw:layer="layout" svg:width="3.2cm" svg:height="0.536cm" svg:x="3cm" svg:y="12.7cm">
          <draw:text-box>
            <text:p text:style-name="P1"><text:span text:style-name="T3">nav_msgs::Odometry</text:span></text:p>
          </draw:text-box>
        </draw:frame>
        <draw:frame draw:style-name="gr3" draw:text-style-name="P4" draw:layer="layout" svg:width="3.2cm" svg:height="0.536cm" svg:x="0.2cm" svg:y="12.8cm">
          <draw:text-box>
            <text:p text:style-name="P1"><text:span text:style-name="T3">sensor_msgs::Imu</text:span></text:p>
          </draw:text-box>
        </draw:frame>
        <draw:line draw:style-name="gr4" draw:text-style-name="P1" draw:layer="layout" svg:x1="-1.6cm" svg:y1="16.6cm" svg:x2="14.4cm" svg:y2="16.6cm">
          <text:p/>
        </draw:line>
        <draw:frame draw:style-name="gr5" draw:text-style-name="P5" draw:layer="layout" svg:width="3.96cm" svg:height="1cm" svg:x="0.3cm" svg:y="13.7cm">
          <draw:text-box>
            <text:p><text:span text:style-name="T4">Algorytmy wysokiego poziomu w systemie ROS</text:span></text:p>
          </draw:text-box>
        </draw:frame>
        <draw:connector draw:style-name="gr6" draw:text-style-name="P1" draw:layer="layout" svg:x1="7cm" svg:y1="15.2cm" svg:x2="7cm" svg:y2="14.4cm" draw:start-shape="id1" draw:start-glue-point="0" draw:end-shape="id2" draw:end-glue-point="2" svg:d="m7000 15200v-800">
          <text:p/>
        </draw:connector>
        <draw:custom-shape draw:style-name="gr7" draw:text-style-name="P2" draw:layer="layout" svg:width="3cm" svg:height="1.4cm" svg:x="8.6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transform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" draw:layer="layout" svg:width="7.8cm" svg:height="6.1cm" svg:x="2.4cm" svg:y="2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0.131cm" svg:y="1.166cm"/>
          <draw:glue-point draw:id="11" svg:x="0.131cm" svg:y="1cm"/>
          <draw:glue-point draw:id="12" svg:x="5cm" svg:y="0cm"/>
          <draw:glue-point draw:id="13" svg:x="0cm" svg:y="-3cm"/>
          <text:p text:style-name="P1"><text:span text:style-name="T1">move_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3cm" svg:height="1cm" svg:x="6.8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-5cm"/>
          <draw:glue-point draw:id="11" svg:x="-1.666cm" svg:y="5cm"/>
          <draw:glue-point draw:id="12" svg:x="1.666cm" svg:y="5cm"/>
          <text:p text:style-name="P1"><text:span text:style-name="T1">local_pl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cm" svg:height="1cm" svg:x="6.8cm" svg:y="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-5cm"/>
          <draw:glue-point draw:id="11" svg:x="1.666cm" svg:y="-5cm"/>
          <draw:glue-point draw:id="12" svg:x="-1.666cm" svg:y="5cm"/>
          <text:p text:style-name="P1"><text:span text:style-name="T1">local_costm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cm" svg:x="2.8cm" svg:y="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global_costm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cm" svg:x="4.8cm" svg:y="5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-1.666cm" svg:y="5cm"/>
          <draw:glue-point draw:id="12" svg:x="-1.666cm" svg:y="-5cm"/>
          <draw:glue-point draw:id="13" svg:x="1.666cm" svg:y="-5cm"/>
          <text:p text:style-name="P1"><text:span text:style-name="T1">recovery_behavi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cm" svg:height="1cm" svg:x="2.8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 text:style-name="P1"><text:span text:style-name="T1">global_plann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799cm" svg:y1="4cm" svg:x2="5.801cm" svg:y2="5cm" draw:start-shape="id3" draw:start-glue-point="11" draw:end-shape="id4" draw:end-glue-point="12" svg:d="m4799 4000c0 825 1002 325 1002 1000">
          <text:p/>
        </draw:connector>
        <draw:connector draw:style-name="gr9" draw:text-style-name="P1" draw:layer="layout" draw:type="curve" svg:x1="7.801cm" svg:y1="4cm" svg:x2="6.799cm" svg:y2="5cm" draw:start-shape="id5" draw:start-glue-point="12" draw:end-shape="id4" draw:end-glue-point="13" svg:d="m7801 4000c0 825-1002 325-1002 1000">
          <text:p/>
        </draw:connector>
        <draw:custom-shape draw:style-name="gr7" draw:text-style-name="P2" draw:layer="layout" svg:width="3cm" svg:height="1.4cm" svg:x="4.6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nsor_sourc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4cm" svg:x="4.7cm" svg:y="0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nsor_sour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id="id8" draw:layer="layout" svg:width="3cm" svg:height="1.4cm" svg:x="4.8cm" svg:y="0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nsor_sources</text:span></text:p>
          <text:p text:style-name="P1"><text:span text:style-name="T5"/></text:p>
          <text:p text:style-name="P1"><text:span text:style-name="T6">LMS100_node</text:span></text:p>
          <text:p text:style-name="P1"><text:span text:style-name="T6">OpenNI_camer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4cm" svg:x="8.7cm" svg:y="0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transform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id="id6" draw:layer="layout" svg:width="3cm" svg:height="1.4cm" svg:x="8.8cm" svg:y="0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 text:style-name="P1"><text:span text:style-name="T1">transforms</text:span></text:p>
          <text:p text:style-name="P1"><text:span text:style-name="T7"/></text:p>
          <text:p text:style-name="P1"><text:span text:style-name="T8">robot_pose_ekf</text:span></text:p>
          <text:p text:style-name="P1"><text:span text:style-name="T8">kinect_tf_broadcast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0.799cm" svg:y1="1.7cm" svg:x2="10.2cm" svg:y2="3.52cm" draw:start-shape="id6" draw:start-glue-point="10" draw:end-shape="id7" draw:end-glue-point="7" svg:d="m10799 1700c0 1214-199 1820-599 1820">
          <text:p/>
        </draw:connector>
        <draw:connector draw:style-name="gr9" draw:text-style-name="P1" draw:layer="layout" draw:type="curve" svg:x1="6.3cm" svg:y1="1.7cm" svg:x2="7.801cm" svg:y2="3cm" draw:start-shape="id8" draw:start-glue-point="2" draw:end-shape="id5" draw:end-glue-point="10" svg:d="m6300 1700c0 1050 1501 400 1501 1300">
          <text:p/>
        </draw:connector>
        <draw:connector draw:style-name="gr9" draw:text-style-name="P1" draw:layer="layout" draw:type="curve" svg:x1="6.3cm" svg:y1="1.7cm" svg:x2="4.799cm" svg:y2="3cm" draw:start-shape="id8" draw:start-glue-point="2" draw:end-shape="id3" draw:end-glue-point="12" svg:d="m6300 1700c0 1050-1501 400-1501 1300">
          <text:p/>
        </draw:connector>
        <draw:custom-shape draw:style-name="gr11" draw:text-style-name="P2" draw:id="id9" draw:layer="layout" svg:width="3cm" svg:height="1cm" svg:x="0.8cm" svg:y="0.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map_serv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.801cm" svg:y1="1.7cm" svg:x2="2.8cm" svg:y2="3.5cm" draw:start-shape="id9" draw:start-glue-point="10" draw:end-shape="id3" draw:end-glue-point="4" svg:d="m1801 1700c0 1200 333 1800 999 1800">
          <text:p/>
        </draw:connector>
        <draw:connector draw:style-name="gr9" draw:text-style-name="P1" draw:layer="layout" draw:type="curve" svg:x1="4.3cm" svg:y1="4cm" svg:x2="4.3cm" svg:y2="7cm" draw:start-shape="id3" draw:start-glue-point="2" draw:end-shape="id10" draw:end-glue-point="0" svg:d="m4300 4000v3000">
          <text:p/>
        </draw:connector>
        <draw:connector draw:style-name="gr9" draw:text-style-name="P1" draw:layer="layout" draw:type="curve" svg:x1="8.3cm" svg:y1="4cm" svg:x2="8.3cm" svg:y2="7cm" draw:start-shape="id5" draw:start-glue-point="2" draw:end-shape="id11" draw:end-glue-point="0" svg:d="m8300 4000v3000">
          <text:p/>
        </draw:connector>
        <draw:connector draw:style-name="gr9" draw:text-style-name="P1" draw:layer="layout" draw:type="curve" svg:x1="5.8cm" svg:y1="7.5cm" svg:x2="6.8cm" svg:y2="7.5cm" draw:start-shape="id10" draw:start-glue-point="8" draw:end-shape="id11" draw:end-glue-point="4" svg:d="m5800 7500h1000">
          <text:p/>
        </draw:connector>
        <draw:custom-shape draw:style-name="gr7" draw:text-style-name="P2" draw:id="id12" draw:layer="layout" svg:width="3cm" svg:height="1cm" svg:x="6.8cm" svg:y="9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1.666cm" svg:y="-5cm"/>
          <draw:glue-point draw:id="12" svg:x="-1.666cm" svg:y="-5cm"/>
          <text:p text:style-name="P1"><text:span text:style-name="T1">elektron_base_nod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7.801cm" svg:y1="8cm" svg:x2="7.801cm" svg:y2="9cm" draw:start-shape="id11" draw:start-glue-point="11" draw:end-shape="id12" draw:end-glue-point="12" svg:d="m7801 8000v1000">
          <text:p/>
        </draw:connector>
        <draw:connector draw:style-name="gr9" draw:text-style-name="P1" draw:layer="layout" draw:type="curve" svg:x1="8.799cm" svg:y1="9cm" svg:x2="8.799cm" svg:y2="8cm" draw:start-shape="id12" draw:start-glue-point="11" draw:end-shape="id11" draw:end-glue-point="12" svg:d="m8799 9000v-1000">
          <text:p/>
        </draw:connector>
        <draw:custom-shape draw:style-name="gr12" draw:text-style-name="P2" draw:layer="layout" svg:width="1.5cm" svg:height="0.5cm" svg:x="0.1cm" svg:y="9.9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1.666cm" svg:y="-5cm"/>
          <draw:glue-point draw:id="12" svg:x="-1.666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cm" svg:height="0.5cm" svg:x="0.1cm" svg:y="9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cm" svg:height="0.5cm" svg:x="0.1cm" svg:y="8.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8cm" svg:height="0.5cm" svg:x="1.6cm" svg:y="8.7cm">
          <draw:text-box>
            <text:p text:style-name="P6"><text:span text:style-name="T9">Wymagany komponent systemowy</text:span></text:p>
          </draw:text-box>
        </draw:frame>
        <draw:frame draw:style-name="gr15" draw:text-style-name="P6" draw:layer="layout" svg:width="4.8cm" svg:height="0.5cm" svg:x="1.6cm" svg:y="9.3cm">
          <draw:text-box>
            <text:p text:style-name="P6"><text:span text:style-name="T9">Opcjonalny komponent systemowy</text:span></text:p>
          </draw:text-box>
        </draw:frame>
        <draw:frame draw:style-name="gr15" draw:text-style-name="P6" draw:layer="layout" svg:width="5.3cm" svg:height="0.5cm" svg:x="1.6cm" svg:y="9.9cm">
          <draw:text-box>
            <text:p text:style-name="P6"><text:span text:style-name="T9">Wymagany komponent zależny od robo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0.2-0.2" draw:display-name="Dash 0.2-0.2" draw:style="rect" draw:dots1="1" draw:dots1-length="0.2cm" draw:dots2="1" draw:dots2-length="0.2cm" draw:distance="0.1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1T22:57:41</meta:creation-date>
    <dc:date>2011-08-07T13:56:15</dc:date>
    <dc:creator>Maciej Stefańczyk</dc:creator>
    <meta:editing-duration>PT01H20M25S</meta:editing-duration>
    <meta:editing-cycles>6</meta:editing-cycles>
    <meta:generator>OpenOffice.org/3.2$Unix OpenOffice.org_project/320m12$Build-9483</meta:generator>
    <meta:document-statistic meta:object-count="38"/>
  </office:meta>
</office:document-meta>
</file>